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0af" officeooo:paragraph-rsid="001a40af"/>
    </style:style>
    <style:style style:name="P2" style:family="paragraph" style:parent-style-name="Standard">
      <style:text-properties officeooo:paragraph-rsid="001a40af"/>
    </style:style>
    <style:style style:name="T1" style:family="text">
      <style:text-properties officeooo:rsid="001a40af"/>
    </style:style>
    <style:style style:name="T2" style:family="text">
      <style:text-properties officeooo:rsid="001d53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agador: ALVARO CAMPOS MERLOTTO</text:span></text:p>
      <text:p text:style-name="P1">Valor: 2.300,00</text:p>
      <text:p text:style-name="P1">Vencimento: 22/02/2021</text:p>
      <text:p text:style-name="P1">Beneficiário: TG BRASIL SERVICOS DE INTERNET LTDA</text:p>
      <text:p text:style-name="P1">Número do documento: 000041025015843</text:p>
      <text:p text:style-name="P1">Aceite: N</text:p>
      <text:p text:style-name="P1">Carteira / Nosso número: 0511745823738</text:p>
      <text:p text:style-name="P1">15/02/2021 10:15</text:p>
      <text:p text:style-name="P1">-------------------------------------------------------------------------------</text:p>
      <text:p text:style-name="P2"><text:span text:style-name="T1">Pagador: GABRIELA OLIVEIRA OLIVA</text:span></text:p>
      <text:p text:style-name="P1">Valor: 3.100,00</text:p>
      <text:p text:style-name="P1">Vencimento: 21/01/2021</text:p>
      <text:p text:style-name="P1">Beneficiário: TG BRASIL SERVICOS DE INTERNET LTDA</text:p>
      <text:p text:style-name="P2"><text:span text:style-name="T1">Número do documento: 0000</text:span><text:span text:style-name="T2">1</text:span><text:span text:style-name="T1">1</text:span><text:span text:style-name="T2">33</text:span><text:span text:style-name="T1">5015</text:span><text:span text:style-name="T2">334</text:span></text:p>
      <text:p text:style-name="P1">Aceite: N</text:p>
      <text:p text:style-name="P2"><text:span text:style-name="T1">Carteira / Nosso número: 0</text:span><text:span text:style-name="T2">222</text:span><text:span text:style-name="T1">7</text:span><text:span text:style-name="T2">45</text:span><text:span text:style-name="T1">82</text:span><text:span text:style-name="T2">1121</text:span></text:p>
      <text:p text:style-name="P1">17/01/2021 09:10</text:p>
      <text:p text:style-name="P1">-------------------------------------------------------------------------------</text:p>
      <text:p text:style-name="P2"><text:span text:style-name="T1">Pagador: ISIS CAMPOS OLIVA</text:span></text:p>
      <text:p text:style-name="P1">Valor: 5.340,05</text:p>
      <text:p text:style-name="P1">Vencimento: 10/04/2021</text:p>
      <text:p text:style-name="P1">Beneficiário: TG BRASIL SERVICOS DE INTERNET LTDA</text:p>
      <text:p text:style-name="P2"><text:span text:style-name="T1">Número do documento: 0000</text:span><text:span text:style-name="T2">3468</text:span><text:span text:style-name="T1">501</text:span><text:span text:style-name="T2">23</text:span><text:span text:style-name="T1">3</text:span></text:p>
      <text:p text:style-name="P1">Aceite: S</text:p>
      <text:p text:style-name="P1">Carteira / Nosso número: 0511745823738</text:p>
      <text:p text:style-name="P1">05/04/2021 15:4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3:04:59.139754140</meta:creation-date>
    <dc:date>2021-05-22T00:21:55.235390973</dc:date>
    <meta:editing-duration>PT35M44S</meta:editing-duration>
    <meta:editing-cycles>1</meta:editing-cycles>
    <meta:document-statistic meta:table-count="0" meta:image-count="0" meta:object-count="0" meta:page-count="1" meta:paragraph-count="26" meta:word-count="86" meta:character-count="801" meta:non-whitespace-character-count="741"/>
    <meta:generator>LibreOffice/6.4.6.2$Linux_X86_64 LibreOffice_project/40$Build-2</meta:generator>
  </office:meta>
</office:document-meta>
</file>